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ord Length</text:p>
          </table:table-cell>
          <table:table-cell office:value-type="string" calcext:value-type="string">
            <text:p>Cyc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90619374.92" calcext:value-type="float">
            <text:p>3790619374.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93600600.84" calcext:value-type="float">
            <text:p>3393600600.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65780748.2" calcext:value-type="float">
            <text:p>2765780748.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9588617.98" calcext:value-type="float">
            <text:p>2859588617.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9:16:31.414267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37:18.322720548</meta:creation-date>
    <dc:date>2018-11-01T19:19:44.224495626</dc:date>
    <meta:editing-duration>PT10H26M23S</meta:editing-duration>
    <meta:editing-cycles>3</meta:editing-cycles>
    <meta:generator>LibreOffice/6.1.2.1$Linux_X86_64 LibreOffice_project/10$Build-1</meta:generator>
    <meta:document-statistic meta:table-count="1" meta:cell-count="10" meta:object-count="0"/>
  </office:meta>
</office:document-meta>
</file>